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aeb6" officeooo:paragraph-rsid="0012aeb6"/>
    </style:style>
    <style:style style:name="P2" style:family="paragraph" style:parent-style-name="Text_20_body">
      <style:text-properties officeooo:rsid="00150ce1" officeooo:paragraph-rsid="00150ce1"/>
    </style:style>
    <style:style style:name="P3" style:family="paragraph" style:parent-style-name="Text_20_body">
      <style:text-properties officeooo:rsid="00154941" officeooo:paragraph-rsid="00154941"/>
    </style:style>
    <style:style style:name="P4" style:family="paragraph" style:parent-style-name="Text_20_body">
      <style:text-properties officeooo:rsid="00155a4a" officeooo:paragraph-rsid="00155a4a"/>
    </style:style>
    <style:style style:name="P5" style:family="paragraph" style:parent-style-name="Text_20_body">
      <style:text-properties officeooo:rsid="0017406a" officeooo:paragraph-rsid="0017406a"/>
    </style:style>
    <style:style style:name="P6" style:family="paragraph" style:parent-style-name="Text_20_body">
      <style:text-properties officeooo:rsid="0018158a" officeooo:paragraph-rsid="0018158a"/>
    </style:style>
    <style:style style:name="P7" style:family="paragraph" style:parent-style-name="Heading_20_2">
      <style:text-properties officeooo:paragraph-rsid="00150ce1"/>
    </style:style>
    <style:style style:name="T1" style:family="text">
      <style:text-properties officeooo:rsid="0010fa21"/>
    </style:style>
    <style:style style:name="T2" style:family="text">
      <style:text-properties fo:color="#000000"/>
    </style:style>
    <style:style style:name="T3" style:family="text">
      <style:text-properties fo:color="#000000" officeooo:rsid="0013ce00"/>
    </style:style>
    <style:style style:name="T4" style:family="text">
      <style:text-properties officeooo:rsid="0011a812"/>
    </style:style>
    <style:style style:name="T5" style:family="text">
      <style:text-properties officeooo:rsid="0013ce00"/>
    </style:style>
    <style:style style:name="T6" style:family="text">
      <style:text-properties officeooo:rsid="00155a4a"/>
    </style:style>
    <style:style style:name="T7" style:family="text">
      <style:text-properties officeooo:rsid="0017406a"/>
    </style:style>
    <style:style style:name="T8" style:family="text">
      <style:text-properties officeooo:rsid="0018158a"/>
    </style:style>
    <style:style style:name="T9" style:family="text">
      <style:text-properties officeooo:rsid="001988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ktabgabe</text:h>
      <text:h text:style-name="Heading_20_2" text:outline-level="2">Handbuch/Bedienungsanleitung</text:h>
      <text:p text:style-name="Text_20_body">Um den Schulplaner nutzen zu können muss man zuerst ein Fach hinzufügen. Dies kann man unter dem Tab Fach machen. Um ein Fach hinzuzufügen muss man einen Namen für das Fach eingeben, außerdem muss man auswählen in welchem Halbjahr und welcher Jahrgangsstufe man dieses Fach hat. Der Name des Fachs und das Halbjahr in welchem man dieses Fach hat ist zwingend notwendig <text:s/>um ein Fach hinzuzufügen. Ob man einen Lehrer hinzufügt oder sagt ob das Fach klammerbar ist, ist für die Erstellung des Fachs möglich, aber nicht notwendig. Wenn man ein Fach in mehreren Halbjahren hat, muss man dieses Fach für jedes Halbjahr neu erstellen. Im Nachhinein kann man ein Fach noch bearbeiten oder löschen, dafür benötigt man den Namen des Fachs. Den Namen des Fachs kann man nicht im Nachhinein bearbeiten! Die Erstellten Fächer werden ja nach Halbjahr in den Tabs J1.1, J1.2, J2.1 und J2.2 angezeigt. Im Tab Termine kann man Klausuren hinzufügen. Um eine Klausur hinzuzufügen, muss man ein Fach auswählen, <text:span text:style-name="T4">einen Namen für den Termin festlegen</text:span> und ein Datum setzen, außerdem muss man ein Halbjahr für den Termin auswählen, ohne diese Informationen kann man keinen neuen Termin erstellen. Man kann dem Termin noch einen Raum und eine Note geben, dies ist nicht für die Erstellung eines Termins notwendig, aber möglich. <text:span text:style-name="T1">Man kann Termine mit Hilfe des Namens ändern oder löschen, den Namen kann man nicht bearbeiten. </text:span>Im Tab Anstehende Termine werden alle noch anstehende Termine angezeigt und im Tab Alle Termine werden alle Termine die man hinzugefügt hat angezeigt. Im Tab Notenübersicht werden die Noten die man in den Fächern in den jeweiligen Halbjahren erreicht hat <text:span text:style-name="T7">(noch nicht die Zeugnisnote)</text:span> in den Tabs J1.1, J1.2, J2.1, J2.2 angezeigt, <text:span text:style-name="T2">außerdem kann man auf der rechten Seite sehen, welchen Durchschnitt man momentan hat, wie viele Punkte man insgesamt erreicht hat, wie viele Punkte möglich insgesamt möglich gewesen wären und wie viel Punkte man noch braucht um das Abitur zu bestehen </text:span><text:span text:style-name="T3">(die schriftlichen Abiturklausuren und das mündliche Abitur zählen da noch nicht dazu)</text:span><text:span text:style-name="T2">, darunter werden die Fächer die man unterpunktet hat mit Halbjahr und Punktzahl angezeigt</text:span>. Wenn man wissen möchte welche Noten man in einem Fach im jeweiligen Halbjahr erreicht hat, muss man ein Fach und ein Halbjahr auswählen und das Fach suchen. Danach werden die Noten der Klausuren und die Zeugnisnote (falls vorhanden) angezeigt. <text:span text:style-name="T5">Den Stundenplan kann man für alle 4 Halbjahre einstellen. Um das Halbjahr zu wechseln, muss man oben nur ein anderes Halbjahr auswählen. Um eine Stunde hinzuzufügen muss man das Fach, den Tag und die Stunde angeben, Stunden können nicht wieder geändert werden. Wenn man eine falsche Stunde hinzugefügt hat, muss man das Fach, die Stunde und den Tag angeben und kann dann die Stunde löschen. </text:span></text:p>
      <text:h text:style-name="Heading_20_2" text:outline-level="2">Klassendiagramm</text:h>
      <text:p text:style-name="P2">Siehe Astah-Projekt Diagramme</text:p>
      <text:h text:style-name="Heading_20_2" text:outline-level="2">Sequenzdiagramm</text:h>
      <text:p text:style-name="P2">Siehe Astah-Projekt Diagramme</text:p>
      <text:h text:style-name="Heading_20_2" text:outline-level="2"><text:soft-page-break/>Screenshots der GUI</text:h>
      <text:p text:style-name="P2">Siehe Netbeansprojekt Schulplaner</text:p>
      <text:h text:style-name="Heading_20_2" text:outline-level="2">Probleme/Besonderheiten der Implementierung</text:h>
      <text:p text:style-name="P1">Wir haben nicht bedacht, dass man ein Fach nicht immer im gleichen Raum hat.</text:p>
      <text:p text:style-name="P2">Problem am Anfang: Wie bindet man die Datenbank ins Programm ein?</text:p>
      <text:p text:style-name="P3">Termine können <text:span text:style-name="T6">keine </text:span>Abiturtermine sein, diese Auswahl ist zwar möglich, hat aber keine Funktion. </text:p>
      <text:p text:style-name="P4">Die Noten der Abiturklausuren werden nicht in der Notenübergabe beachtet.</text:p>
      <text:p text:style-name="P5">Zeugnisnote wird noch nicht in Notenübersicht angezeigt.</text:p>
      <text:p text:style-name="P5">Vor der ersten Klausurnote in der Notenübersicht wird noch ein Komma angezeigt.</text:p>
      <text:p text:style-name="P6">Wenn keine Klausurnote festgelegt wurde, wird -1 in der Notenübersicht angezeigt.</text:p>
      <text:h text:style-name="P7" text:outline-level="2">Dokumentierte Testfälle</text:h>
      <text:p text:style-name="P4">Fach hinzufügen funktioniert für jedes Halbjahr und mit allen möglichen Angaben <text:span text:style-name="T8">und die Fächer werden auch angezeigt</text:span>. Fach bearbeiten <text:span text:style-name="T8">und </text:span>Fach löschen funktionier<text:span text:style-name="T8">en auch</text:span>. Man kann einzelne Klausuren für jedes Halbjahr hinzufügen, diese kann man auch wieder bearbeiten und löschen. <text:span text:style-name="T8">Termine können erstellt und bearbeitet werden, nur die Auswahl</text:span> <text:span text:style-name="T9">der Abiturklausuren ist noch nicht möglich. </text:span>Vergangene Termine werden <text:span text:style-name="T9">nur bei alle Termine angezeigt und noch anstehende Termine werden bei den anstehenden Terminen angezeigt</text:span>. <text:span text:style-name="T9">Die bis jetzt erreichten und möglich gewesenen Punkte werden angezeigt, genau so wie die Punktzahl die zum bestehen des Abiturs (ohne Abiturprüfungen) noch nötig ist und der Notendurchschnitt. Vor den Klausurnoten bei Notenübersicht steht noch ein Komma und nicht eingetragenen Klausurnoten werden mit -1 angezeigt. Der Button Suche Fach gibt die Klausurnoten und die Zeugnisnote für ein Fach im jeweiligen Halbjahr an. Der Stundenplan ermöglicht es Stunden zu erstellen und zu löschen, die Stunden werden am richtigen Ort angezeigt.</text:span></text:p>
      <text:h text:style-name="Heading_20_2" text:outline-level="2">Gesamter Code</text:h>
      <text:p text:style-name="P2">Siehe Netbeansprojekt Schulpla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21:00:03.766000000</meta:creation-date>
    <dc:date>2017-01-10T20:44:50.501000000</dc:date>
    <meta:editing-duration>PT1H13M29S</meta:editing-duration>
    <meta:editing-cycles>7</meta:editing-cycles>
    <meta:generator>LibreOffice/5.1.6.2$Windows_x86 LibreOffice_project/07ac168c60a517dba0f0d7bc7540f5afa45f0909</meta:generator>
    <meta:document-statistic meta:table-count="0" meta:image-count="0" meta:object-count="0" meta:page-count="2" meta:paragraph-count="21" meta:word-count="708" meta:character-count="4667" meta:non-whitespace-character-count="3977"/>
  </office:meta>
</office:document-meta>
</file>